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15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6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use-window-font-color="true"/>
    </style:style>
    <style:style style:name="T17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use-window-font-color="true" style:text-position="super 58%"/>
    </style:style>
    <style:style style:name="T19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2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3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1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1). [computer software] https://github.com/piotrbajdek/coprosize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3">x</text:span><text:span text:style-name="T24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1">y</text:span><text:span text:style-name="T12"> = 0.0023303585</text:span><text:span text:style-name="T13">x</text:span><text:span text:style-name="T14">2.592882626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0.797088208484" calcext:value-type="percentage">
            <text:p>79.71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5">y</text:span><text:span text:style-name="T16"> = 0.0005658348</text:span><text:span text:style-name="T17">x</text:span><text:span text:style-name="T18">2.289008373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77447694976" calcext:value-type="percentage">
            <text:p>77.4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19">y</text:span><text:span text:style-name="T20"> = 0.0251303814</text:span><text:span text:style-name="T21">x</text:span><text:span text:style-name="T22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1:29:21.791319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5-31T11:30:21.828407519</dc:date>
    <dc:creator>Piotr Bajdek</dc:creator>
    <meta:editing-duration>PT1H32M6S</meta:editing-duration>
    <meta:editing-cycles>23</meta:editing-cycles>
    <meta:generator>LibreOffice/7.3.3.2$Linux_X86_64 LibreOffice_project/d1d0ea68f081ee2800a922cac8f79445e4603348</meta:generator>
    <meta:document-statistic meta:table-count="1" meta:cell-count="42" meta:object-count="0"/>
  </office:meta>
</office:document-meta>
</file>